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Sans_20_interligne">
      <style:paragraph-properties fo:text-align="center" style:justify-single-word="false">
        <style:tab-stops>
          <style:tab-stop style:position="4.001cm"/>
        </style:tab-stops>
      </style:paragraph-properties>
      <style:text-properties fo:font-weight="bold" style:font-weight-asian="bold"/>
    </style:style>
    <style:style style:name="P2" style:family="paragraph" style:parent-style-name="Sans_20_interligne">
      <style:paragraph-properties fo:text-align="center" style:justify-single-word="false"/>
    </style:style>
    <style:style style:name="P3" style:family="paragraph" style:parent-style-name="Sans_20_interligne">
      <style:paragraph-properties fo:text-align="center" style:justify-single-word="false">
        <style:tab-stops>
          <style:tab-stop style:position="4.001cm"/>
        </style:tab-stops>
      </style:paragraph-properties>
    </style:style>
    <style:style style:name="P4" style:family="paragraph" style:parent-style-name="Sans_20_interligne">
      <style:paragraph-properties fo:text-align="center" style:justify-single-word="false" style:border-line-width-right="0.026cm 0.026cm 0.026cm" fo:padding-left="0cm" fo:padding-right="0.141cm" fo:padding-top="0cm" fo:padding-bottom="0cm" fo:border-left="none" fo:border-right="0.078cm double #bf8f00" fo:border-top="none" fo:border-bottom="none" style:shadow="none"/>
      <style:text-properties fo:font-weight="bold" style:font-weight-asian="bold"/>
    </style:style>
    <style:style style:name="P5" style:family="paragraph" style:parent-style-name="Heading_20_2" style:master-page-name="MP0">
      <style:paragraph-properties fo:text-align="center" style:justify-single-word="false" style:page-number="auto" fo:break-before="page"/>
    </style:style>
    <style:style style:name="P6" style:family="paragraph" style:parent-style-name="Heading_20_2">
      <style:paragraph-properties fo:background-color="#a6a6a6">
        <style:background-image/>
      </style:paragraph-properties>
      <style:text-properties fo:font-size="16pt" style:font-size-asian="16pt" style:font-size-complex="16pt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>
      <style:paragraph-properties style:writing-mode="lr-tb" style:font-independent-line-spacing="false"/>
    </style:style>
    <style:style style:name="T1" style:family="text">
      <style:text-properties fo:font-size="16pt" style:font-size-asian="16pt" style:font-size-complex="16pt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righ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26cm" svg:stroke-color="#000000" svg:stroke-opacity="100%" draw:stroke-linejoin="round" svg:stroke-linecap="butt" draw:fill="none" draw:textarea-horizontal-align="left" draw:textarea-vertical-align="top" draw:auto-grow-height="false" draw:auto-grow-width="false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<text:span text:style-name="Police_20_par_20_défaut"><text:span text:style-name="T1">­Étude d'une application de mobilité au sein de l'université</text:span></text:span></text:h>
      <text:p text:style-name="Text_20_body"/>
      <text:h text:style-name="P6" text:outline-level="2">Mémo modifié par : </text:h>
      <text:p text:style-name="Text_20_body"/>
      <text:p text:style-name="Text_20_body">Mise en place d'un site web pour faciliter le co-voiturage et la location de moyens de transport entre usagers de l'université (personnels et étudiants).</text:p>
      <text:p text:style-name="Text_20_body">L'étude sera confiée à une équipe de développement qui devra proposer une maquette web du site en devenir.</text:p>
      <text:p text:style-name="Text_20_body">Les grandes lignes du projet : il s'agit de mettre en place une plate-forme pour limiter l'impact carbone des déplacements.</text:p>
      <text:p text:style-name="Text_20_body">Deux axes sont à envisager :</text:p>
      <text:list xml:id="list8910063784026687851" text:style-name="L1">
        <text:list-item>
          <text:p text:style-name="P7">les déplacements à plusieurs : co-voiturage, passager moto/scooter</text:p>
        </text:list-item>
        <text:list-item>
          <text:p text:style-name="P7">a location de moyens de transports non polluants : velo, skate, roller, trottinette..</text:p>
        </text:list-item>
      </text:list>
      <text:p text:style-name="Text_20_body"/>
      <text:p text:style-name="Text_20_body">Ci-dessous quelques points caractéristiques :</text:p>
      <text:list xml:id="list3202978478055897646" text:style-name="L2">
        <text:list-item>
          <text:p text:style-name="P8">L'accès à la plateforme devra se faire au travers de l'ENT</text:p>
        </text:list-item>
        <text:list-item>
          <text:p text:style-name="P8">La charte graphique de l'université devra être respectée</text:p>
        </text:list-item>
        <text:list-item>
          <text:p text:style-name="P8">L'application devra être multi-support : PC, tablette, smartphone…</text:p>
        </text:list-item>
        <text:list-item>
          <text:p text:style-name="P8">Le site doit être utilisable par les déficients visuels</text:p>
        </text:list-item>
        <text:list-item>
          <text:p text:style-name="P8">Le bon usage du site devra être contrôlé, règlement, notification</text:p>
        </text:list-item>
        <text:list-item>
          <text:p text:style-name="P8">Les transports devront être limités à des déplacements au sein du département</text:p>
        </text:list-item>
        <text:list-item>
          <text:p text:style-name="P8">Une trace de son utilisation devra être conservée</text:p>
        </text:list-item>
        <text:list-item>
          <text:p text:style-name="P8">Un administrateur du site devra être désigné…</text:p>
        </text:list-item>
      </text:list>
      <text:p text:style-name="Text_20_body"><draw:frame draw:style-name="fr3" draw:name="Image1" text:anchor-type="paragraph" svg:y="0.152cm" svg:width="2.355cm" style:rel-width="scale" svg:height="3.678cm" style:rel-height="scale" draw:z-index="3"><draw:image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position="0% 100%" fo:font-size="12pt" fo:letter-spacing="normal" fo:language="fr" fo:country="F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Liberation Sans" fo:font-size="14pt" style:font-name-asian="Liberation Sans" style:font-size-asian="14pt" style:font-name-complex="FreeSans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47cm" fo:line-height="115%" fo:hyphenation-ladder-count="no-limit"/>
      <style:text-properties fo:hyphenate="false" fo:hyphenation-remain-char-count="0" fo:hyphenation-push-char-count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er_20_and_20_Footer" style:display-name="Header and Footer" style:family="paragraph" style:parent-style-name="Standard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Header" style:family="paragraph" style:parent-style-name="Header_20_and_20_Footer" style:class="extra">
      <style:paragraph-properties fo:hyphenation-ladder-count="no-limit"/>
      <style:text-properties fo:hyphenate="false" fo:hyphenation-remain-char-count="0" fo:hyphenation-push-char-count="0"/>
    </style:style>
    <style:style style:name="Footer" style:family="paragraph" style:parent-style-name="Header_20_and_20_Footer" style:class="extra">
      <style:paragraph-properties fo:hyphenation-ladder-count="no-limit"/>
      <style:text-properties fo:hyphenate="false" fo:hyphenation-remain-char-count="0" fo:hyphenation-push-char-count="0"/>
    </style:style>
    <style:style style:name="Sans_20_interligne" style:display-name="Sans interligne" style:family="paragraph">
      <style:paragraph-properties fo:hyphenation-ladder-count="no-limit" style:vertical-align="auto"/>
      <style:text-properties style:font-name="Calibri" fo:font-size="11pt" style:letter-kerning="false" style:font-name-asian="Times New Roman" style:font-size-asian="11pt" style:font-name-complex="Calibri" style:font-size-complex="11pt" style:language-complex="ar" style:country-complex="SA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WW_5f_CharLFO2LVL1" style:display-name="WW_CharLFO2LVL1" style:family="text">
      <style:text-properties style:font-name="OpenSymbol" style:font-name-asian="OpenSymbol" style:font-name-complex="OpenSymbol"/>
    </style:style>
    <style:style style:name="WW_5f_CharLFO2LVL2" style:display-name="WW_CharLFO2LVL2" style:family="text">
      <style:text-properties style:font-name="OpenSymbol" style:font-name-asian="OpenSymbol" style:font-name-complex="OpenSymbol"/>
    </style:style>
    <style:style style:name="WW_5f_CharLFO2LVL3" style:display-name="WW_CharLFO2LVL3" style:family="text">
      <style:text-properties style:font-name="OpenSymbol" style:font-name-asian="OpenSymbol" style:font-name-complex="OpenSymbol"/>
    </style:style>
    <style:style style:name="WW_5f_CharLFO2LVL4" style:display-name="WW_CharLFO2LVL4" style:family="text">
      <style:text-properties style:font-name="OpenSymbol" style:font-name-asian="OpenSymbol" style:font-name-complex="OpenSymbol"/>
    </style:style>
    <style:style style:name="WW_5f_CharLFO2LVL5" style:display-name="WW_CharLFO2LVL5" style:family="text">
      <style:text-properties style:font-name="OpenSymbol" style:font-name-asian="OpenSymbol" style:font-name-complex="OpenSymbol"/>
    </style:style>
    <style:style style:name="WW_5f_CharLFO2LVL6" style:display-name="WW_CharLFO2LVL6" style:family="text">
      <style:text-properties style:font-name="OpenSymbol" style:font-name-asian="OpenSymbol" style:font-name-complex="OpenSymbol"/>
    </style:style>
    <style:style style:name="WW_5f_CharLFO2LVL7" style:display-name="WW_CharLFO2LVL7" style:family="text">
      <style:text-properties style:font-name="OpenSymbol" style:font-name-asian="OpenSymbol" style:font-name-complex="OpenSymbol"/>
    </style:style>
    <style:style style:name="WW_5f_CharLFO2LVL8" style:display-name="WW_CharLFO2LVL8" style:family="text">
      <style:text-properties style:font-name="OpenSymbol" style:font-name-asian="OpenSymbol" style:font-name-complex="OpenSymbol"/>
    </style:style>
    <style:style style:name="WW_5f_CharLFO2LVL9" style:display-name="WW_CharLFO2LVL9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leau1" style:family="table">
      <style:table-properties style:width="17.494cm" table:align="center"/>
    </style:style>
    <style:style style:name="Tableau1.A" style:family="table-column">
      <style:table-column-properties style:column-width="4.258cm"/>
    </style:style>
    <style:style style:name="Tableau1.B" style:family="table-column">
      <style:table-column-properties style:column-width="8.751cm"/>
    </style:style>
    <style:style style:name="Tableau1.C" style:family="table-column">
      <style:table-column-properties style:column-width="4.486cm"/>
    </style:style>
    <style:style style:name="Tableau1.1" style:family="table-row">
      <style:table-row-properties style:min-row-height="2.482cm" style:use-optimal-row-height="false"/>
    </style:style>
    <style:style style:name="Tableau1.A1" style:family="table-cell">
      <style:table-cell-properties fo:padding-left="0.191cm" fo:padding-right="0.191cm" fo:padding-top="0cm" fo:padding-bottom="0cm" fo:border="0.018cm solid #000000" style:writing-mode="lr-tb"/>
    </style:style>
    <style:style style:name="MP1" style:family="paragraph" style:parent-style-name="Sans_20_interligne">
      <style:paragraph-properties fo:text-align="center" style:justify-single-word="false">
        <style:tab-stops>
          <style:tab-stop style:position="4.001cm"/>
        </style:tab-stops>
      </style:paragraph-properties>
      <style:text-properties fo:font-weight="bold" style:font-weight-asian="bold"/>
    </style:style>
    <style:style style:name="MP2" style:family="paragraph" style:parent-style-name="Sans_20_interligne">
      <style:paragraph-properties fo:text-align="center" style:justify-single-word="false" style:border-line-width-right="0.026cm 0.026cm 0.026cm" fo:padding-left="0cm" fo:padding-right="0.141cm" fo:padding-top="0cm" fo:padding-bottom="0cm" fo:border-left="none" fo:border-right="0.078cm double #bf8f00" fo:border-top="none" fo:border-bottom="none" style:shadow="none"/>
      <style:text-properties fo:font-weight="bold" style:font-weight-asian="bold"/>
    </style:style>
    <style:style style:name="MP3" style:family="paragraph">
      <style:paragraph-properties style:writing-mode="lr-tb" style:font-independent-line-spacing="false"/>
    </style:style>
    <style:style style:name="MP4" style:family="paragraph" style:parent-style-name="Sans_20_interligne">
      <style:paragraph-properties fo:text-align="center" style:justify-single-word="false">
        <style:tab-stops>
          <style:tab-stop style:position="4.001cm"/>
        </style:tab-stops>
      </style:paragraph-properties>
    </style:style>
    <style:style style:name="MP5" style:family="paragraph" style:parent-style-name="Sans_20_interligne">
      <style:paragraph-properties fo:text-align="center" style:justify-single-word="false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gr1" style:family="graphic">
      <style:graphic-properties draw:stroke="solid" svg:stroke-width="0.026cm" svg:stroke-color="#000000" svg:stroke-opacity="100%" draw:stroke-linejoin="round" svg:stroke-linecap="butt" draw:fill="none" draw:textarea-horizontal-align="left" draw:textarea-vertical-align="top" draw:auto-grow-height="false" draw:auto-grow-width="false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 table:style-name="Tableau1.1">
            <table:table-cell table:style-name="Tableau1.A1" office:value-type="string">
              <text:p text:style-name="Sans_20_interligne"><draw:frame draw:style-name="Mfr1" draw:name="Image 3" text:anchor-type="paragraph" svg:x="0.236cm" svg:y="0.483cm" svg:width="3.471cm" style:rel-width="scale" svg:height="2.011cm" style:rel-height="scale" draw:z-index="1"><draw:image/></draw:frame></text:p>
            </table:table-cell>
            <table:table-cell table:style-name="Tableau1.A1" office:value-type="string">
              <text:p text:style-name="MP1">BUT Informatique</text:p>
              <text:p text:style-name="MP2">Semestre 1</text:p>
              <text:p text:style-name="Sans_20_interligne"><draw:custom-shape text:anchor-type="paragraph" draw:z-index="2" draw:name="Forme libre 2" draw:style-name="Mgr1" draw:text-style-name="MP3" svg:width="8.771cm" svg:height="0.004cm" svg:x="-0.171cm" svg:y="0.162cm"><text:p/><draw:enhanced-geometry svg:viewBox="0 0 21600 21600" draw:text-areas="?f4 ?f4 ?f5 ?f5" draw:type="non-primitive" draw:enhanced-path="M ?f0 ?f0 L ?f1 ?f1 N"><draw:equation draw:name="f0" draw:formula="0"/><draw:equation draw:name="f1" draw:formula="21600"/><draw:equation draw:name="f2" draw:formula="?f1 - ?f0"/><draw:equation draw:name="f3" draw:formula="?f2 / 21600"/><draw:equation draw:name="f4" draw:formula="?f0 / ?f3"/><draw:equation draw:name="f5" draw:formula="?f1 / ?f3"/></draw:enhanced-geometry></draw:custom-shape></text:p>
              <text:p text:style-name="MP1">SAé 1.05 Recueil des besoins</text:p>
              <text:p text:style-name="MP4">Séance 02 - 2021-2022</text:p>
              <text:p text:style-name="MP5"/>
            </table:table-cell>
            <table:table-cell table:style-name="Tableau1.A1" office:value-type="string">
              <text:p text:style-name="Sans_20_interligne"><draw:frame draw:style-name="Mfr2" draw:name="Image 1" text:anchor-type="paragraph" svg:x="1.057cm" svg:y="0.522cm" svg:width="2.732cm" style:rel-width="scale" svg:height="1.644cm" style:rel-height="scale" draw:z-index="0"><draw:image/><svg:desc>minilogoiut</svg:desc></draw:frame></text:p>
            </table:table-cell>
          </table:table-row>
        </table:table>
        <text:p text:style-name="Standard"/>
      </style:header>
      <style:footer>
        <text:p text:style-name="Standard"><text:file-name text:display="name-and-extension">Memo modifié 1.odt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0$Win32 OpenOffice.org_project/4110m2$Build-9807</meta:generator>
    <meta:initial-creator>Isabelle DELILLE</meta:initial-creator>
    <dc:creator>Gurvann BRENNE</dc:creator>
    <meta:creation-date>2021-10-11T09:11:00Z</meta:creation-date>
    <dc:date>2021-10-14T16:27:06.85</dc:date>
    <meta:print-date>2021-10-06T16:27:00Z</meta:print-date>
    <meta:editing-cycles>4</meta:editing-cycles>
    <meta:editing-duration>PT43M51S</meta:editing-duration>
    <meta:document-statistic meta:table-count="1" meta:image-count="3" meta:object-count="0" meta:page-count="1" meta:paragraph-count="22" meta:word-count="207" meta:character-count="1259"/>
    <meta:template xlink:type="simple" xlink:actuate="onRequest" xlink:title="" xlink:href="Normal"/>
  </office:meta>
</office:document-meta>
</file>